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lide 1: Title Slide</text:span></text:h>
      <text:list text:style-name="L1">
        <text:list-item>
          <text:p text:style-name="P2"><text:span text:style-name="Strong_20_Emphasis">Title</text:span>: <text:span text:style-name="Emphasis">A Review of Using IoT for Energy Efficient Buildings and Cities: A Built Environment Perspective</text:span></text:p>
        </text:list-item>
        <text:list-item>
          <text:p text:style-name="P2"><text:span text:style-name="Strong_20_Emphasis">Subtitle</text:span>: By Karam M. Al-Obaidi et al.</text:p>
        </text:list-item>
        <text:list-item>
          <text:p text:style-name="P2"><text:span text:style-name="Strong_20_Emphasis">Image</text:span>: Cover image of a smart city or energy-efficient building with IoT integration (general IoT network image).</text:p>
        </text:list-item>
        <text:list-item>
          <text:p text:style-name="P1"><text:span text:style-name="Strong_20_Emphasis">Text</text:span>: Include publication details from the document.</text:p>
        </text:list-item>
      </text:list>
      <text:p text:style-name="Horizontal_20_Line"/>
      <text:h text:style-name="Heading_20_3" text:outline-level="3"><text:span text:style-name="Strong_20_Emphasis">Slide 2: Introduction</text:span></text:h>
      <text:list text:style-name="L2">
        <text:list-item>
          <text:p text:style-name="P4"><text:span text:style-name="Strong_20_Emphasis">Main points</text:span>:</text:p>
          <text:list>
            <text:list-item>
              <text:p text:style-name="P4">Energy consumption is projected to increase by 56% by 2040.</text:p>
            </text:list-item>
            <text:list-item>
              <text:p text:style-name="P4">Importance of reducing energy demand in cities and buildings through IoT.</text:p>
            </text:list-item>
            <text:list-item>
              <text:p text:style-name="P4">Knowledge gap for built environment experts in utilizing IoT for energy efficiency.</text:p>
            </text:list-item>
          </text:list>
        </text:list-item>
        <text:list-item>
          <text:p text:style-name="P3"><text:span text:style-name="Strong_20_Emphasis">Image</text:span>: Graph showing global energy consumption trends (mentioned in the introduction).</text:p>
        </text:list-item>
      </text:list>
      <text:p text:style-name="Horizontal_20_Line"/>
      <text:h text:style-name="Heading_20_3" text:outline-level="3"><text:span text:style-name="Strong_20_Emphasis">Slide 3: IoT Concept and Architecture</text:span></text:h>
      <text:list text:style-name="L3">
        <text:list-item>
          <text:p text:style-name="P6"><text:span text:style-name="Strong_20_Emphasis">Main points</text:span>:</text:p>
          <text:list>
            <text:list-item>
              <text:p text:style-name="P6">Definition of IoT and its introduction in 1999 by Kevin Ashton.</text:p>
            </text:list-item>
            <text:list-item>
              <text:p text:style-name="P6">Overview of IoT architecture: three and five-layer models (physical/perception layer, network layer, etc.).</text:p>
            </text:list-item>
            <text:list-item>
              <text:p text:style-name="P6">Common IoT architecture for smart cities and buildings.</text:p>
            </text:list-item>
          </text:list>
        </text:list-item>
        <text:list-item>
          <text:p text:style-name="P5"><text:span text:style-name="Strong_20_Emphasis">Image</text:span>: Figure 1 from the document (Three-layer and Five-layer IoT Architecture)​.</text:p>
        </text:list-item>
      </text:list>
      <text:p text:style-name="Horizontal_20_Line"/>
      <text:h text:style-name="Heading_20_3" text:outline-level="3"><text:span text:style-name="Strong_20_Emphasis">Slide 4: Smart Buildings and Smart Cities</text:span></text:h>
      <text:list text:style-name="L4">
        <text:list-item>
          <text:p text:style-name="P8"><text:span text:style-name="Strong_20_Emphasis">Main points</text:span>:</text:p>
          <text:list>
            <text:list-item>
              <text:p text:style-name="P8">IoT in smart cities: efficient management of energy resources.</text:p>
            </text:list-item>
            <text:list-item>
              <text:p text:style-name="P8">Smart buildings equipped with interconnected systems to gather data for energy saving.</text:p>
            </text:list-item>
            <text:list-item>
              <text:p text:style-name="P8">Potential benefits of integrating IoT in reducing energy consumption and increasing efficiency.</text:p>
            </text:list-item>
          </text:list>
        </text:list-item>
        <text:list-item>
          <text:p text:style-name="P7"><text:span text:style-name="Strong_20_Emphasis">Image</text:span>: Smart city diagram (showing interlinked IoT devices).</text:p>
        </text:list-item>
      </text:list>
      <text:p text:style-name="Horizontal_20_Line"/>
      <text:h text:style-name="Heading_20_3" text:outline-level="3"><text:span text:style-name="Strong_20_Emphasis">Slide 5: IoT Applications in Energy Efficiency</text:span></text:h>
      <text:list text:style-name="L5">
        <text:list-item>
          <text:p text:style-name="P10"><text:span text:style-name="Strong_20_Emphasis">Main points</text:span>:</text:p>
          <text:list>
            <text:list-item>
              <text:p text:style-name="P10">Applications of IoT in real-time monitoring of energy use.</text:p>
            </text:list-item>
            <text:list-item>
              <text:p text:style-name="P10">Case study of solar water heating systems in Singapore saving 32.9% of electricity.</text:p>
            </text:list-item>
            <text:list-item>
              <text:p text:style-name="P10">IoT sensors for controlling HVAC, lighting, and appliances to reduce energy use by 17.4% in office buildings.</text:p>
            </text:list-item>
          </text:list>
        </text:list-item>
        <text:list-item>
          <text:p text:style-name="P9"><text:soft-page-break/><text:span text:style-name="Strong_20_Emphasis">Image</text:span>: Figure 6 from the document (IoT Solar Water Heating Systems in Singapore)​.</text:p>
        </text:list-item>
      </text:list>
      <text:p text:style-name="Horizontal_20_Line"/>
      <text:h text:style-name="Heading_20_3" text:outline-level="3"><text:span text:style-name="Strong_20_Emphasis">Slide 6: Challenges in IoT Implementation</text:span></text:h>
      <text:list text:style-name="L6">
        <text:list-item>
          <text:p text:style-name="P12"><text:span text:style-name="Strong_20_Emphasis">Main points</text:span>:</text:p>
          <text:list>
            <text:list-item>
              <text:p text:style-name="P12">Major challenges: Architecture, technical complexity, hardware limitations, security, and privacy concerns.</text:p>
            </text:list-item>
            <text:list-item>
              <text:p text:style-name="P12">EM radiation concerns with IoT devices in 5G smart buildings.</text:p>
            </text:list-item>
            <text:list-item>
              <text:p text:style-name="P12">IoT devices contribute to electronic waste and the growing environmental issue of e-waste.</text:p>
            </text:list-item>
          </text:list>
        </text:list-item>
        <text:list-item>
          <text:p text:style-name="P11"><text:span text:style-name="Strong_20_Emphasis">Image</text:span>: Diagram showing IoT challenges (combine icons representing architecture, security, privacy, etc.).</text:p>
        </text:list-item>
      </text:list>
      <text:p text:style-name="Horizontal_20_Line"/>
      <text:h text:style-name="Heading_20_3" text:outline-level="3"><text:span text:style-name="Strong_20_Emphasis">Slide 7: Case Study - Energy Management in Smart Buildings</text:span></text:h>
      <text:list text:style-name="L7">
        <text:list-item>
          <text:p text:style-name="P14"><text:span text:style-name="Strong_20_Emphasis">Main points</text:span>:</text:p>
          <text:list>
            <text:list-item>
              <text:p text:style-name="P14">Use of IoT in personalized energy management for commercial buildings.</text:p>
            </text:list-item>
            <text:list-item>
              <text:p text:style-name="P14">Feedback loop on user behavior for energy saving (up to 30% reduction).</text:p>
            </text:list-item>
            <text:list-item>
              <text:p text:style-name="P14">NILM technique to track individual appliances and reduce overall consumption.</text:p>
            </text:list-item>
          </text:list>
        </text:list-item>
        <text:list-item>
          <text:p text:style-name="P13"><text:span text:style-name="Strong_20_Emphasis">Image</text:span>: Figure 7 from the document (Data types in a smart building)​.</text:p>
        </text:list-item>
      </text:list>
      <text:p text:style-name="Horizontal_20_Line"/>
      <text:h text:style-name="Heading_20_3" text:outline-level="3"><text:span text:style-name="Strong_20_Emphasis">Slide 8: Future of IoT in Built Environment</text:span></text:h>
      <text:list text:style-name="L8">
        <text:list-item>
          <text:p text:style-name="P16"><text:span text:style-name="Strong_20_Emphasis">Main points</text:span>:</text:p>
          <text:list>
            <text:list-item>
              <text:p text:style-name="P16">The integration of IoT into smart buildings will significantly improve energy efficiency.</text:p>
            </text:list-item>
            <text:list-item>
              <text:p text:style-name="P16">European Union’s Smart Readiness Indicator (SRI) to assess IoT adoption in buildings.</text:p>
            </text:list-item>
            <text:list-item>
              <text:p text:style-name="P16">Need for better understanding and positioning of IoT devices during the building design phase.</text:p>
            </text:list-item>
          </text:list>
        </text:list-item>
        <text:list-item>
          <text:p text:style-name="P15"><text:span text:style-name="Strong_20_Emphasis">Image</text:span>: Future smart city illustration with IoT systems.</text:p>
        </text:list-item>
      </text:list>
      <text:p text:style-name="Horizontal_20_Line"/>
      <text:h text:style-name="Heading_20_3" text:outline-level="3"><text:span text:style-name="Strong_20_Emphasis">Slide 9: Conclusion</text:span></text:h>
      <text:list text:style-name="L9">
        <text:list-item>
          <text:p text:style-name="P18"><text:span text:style-name="Strong_20_Emphasis">Main points</text:span>:</text:p>
          <text:list>
            <text:list-item>
              <text:p text:style-name="P18">IoT offers significant potential for energy savings in buildings and cities.</text:p>
            </text:list-item>
            <text:list-item>
              <text:p text:style-name="P18">Challenges remain, including technical and security aspects, but innovations in smart sensors and frameworks like SRI can drive future developments.</text:p>
            </text:list-item>
            <text:list-item>
              <text:p text:style-name="P18">Experts must bridge the knowledge gap to optimize IoT applications for energy efficiency.</text:p>
            </text:list-item>
          </text:list>
        </text:list-item>
        <text:list-item>
          <text:p text:style-name="P17"><text:span text:style-name="Strong_20_Emphasis">Image</text:span>: Graph or chart summarizing the energy savings mentioned in the document.</text:p>
        </text:list-item>
      </text:list>
      <text:p text:style-name="Horizontal_20_Line"/>
      <text:h text:style-name="Heading_20_3" text:outline-level="3"><text:soft-page-break/><text:span text:style-name="Strong_20_Emphasis">Slide 10: References</text:span></text:h>
      <text:list text:style-name="L10">
        <text:list-item>
          <text:p text:style-name="P20"><text:span text:style-name="Strong_20_Emphasis">Main points</text:span>:</text:p>
          <text:list>
            <text:list-item>
              <text:p text:style-name="P20">Citation of the article from MDPI’s <text:span text:style-name="Emphasis">Energies</text:span> journal, along with any other important references.</text:p>
            </text:list-item>
          </text:list>
        </text:list-item>
        <text:list-item>
          <text:p text:style-name="P19"><text:span text:style-name="Strong_20_Emphasis">Image</text:span>: Optional, include an academic-style background or logo of the publication journal.</text:p>
        </text:list-item>
      </text:list>
      <text:h text:style-name="Heading_20_3" text:outline-level="3"><text:span text:style-name="Strong_20_Emphasis"/></text:h>
      <text:h text:style-name="Heading_20_3" text:outline-level="3"><text:span text:style-name="Strong_20_Emphasis">Slide 1: Başlık Slaytı</text:span></text:h>
      <text:list text:style-name="L11">
        <text:list-item>
          <text:p text:style-name="P22"><text:span text:style-name="Strong_20_Emphasis">Başlık</text:span>: <text:span text:style-name="Emphasis">Enerji Verimli Binalar ve Şehirler için IoT Kullanımının İncelenmesi: Yapılı Çevre Perspektifi</text:span></text:p>
        </text:list-item>
        <text:list-item>
          <text:p text:style-name="P22"><text:span text:style-name="Strong_20_Emphasis">Alt Başlık</text:span>: Karam M. Al-Obaidi ve diğerleri</text:p>
        </text:list-item>
        <text:list-item>
          <text:p text:style-name="P22"><text:span text:style-name="Strong_20_Emphasis">Görsel</text:span>: IoT entegrasyonuyla bir akıllı şehir veya enerji verimli bina görüntüsü.</text:p>
        </text:list-item>
        <text:list-item>
          <text:p text:style-name="P21"><text:span text:style-name="Strong_20_Emphasis">Metin</text:span>: Dokümandaki yayın detaylarını ekleyin.</text:p>
        </text:list-item>
      </text:list>
      <text:p text:style-name="Horizontal_20_Line"/>
      <text:h text:style-name="Heading_20_3" text:outline-level="3"><text:span text:style-name="Strong_20_Emphasis">Slide 2: Giriş</text:span></text:h>
      <text:list text:style-name="L12">
        <text:list-item>
          <text:p text:style-name="P24"><text:span text:style-name="Strong_20_Emphasis">Ana Noktalar</text:span>:</text:p>
          <text:list>
            <text:list-item>
              <text:p text:style-name="P24">2040 yılına kadar enerji tüketiminin %56 artacağı öngörülüyor.</text:p>
            </text:list-item>
            <text:list-item>
              <text:p text:style-name="P24">IoT kullanarak şehirlerde ve binalarda enerji talebini azaltmanın önemi.</text:p>
            </text:list-item>
            <text:list-item>
              <text:p text:style-name="P24">Yapılı çevre uzmanları için enerji verimliliğinde IoT kullanımında bilgi eksikliği.</text:p>
            </text:list-item>
          </text:list>
        </text:list-item>
        <text:list-item>
          <text:p text:style-name="P23"><text:span text:style-name="Strong_20_Emphasis">Görsel</text:span>: Küresel enerji tüketim trendlerini gösteren bir grafik (giriş bölümünde bahsedilen).</text:p>
        </text:list-item>
      </text:list>
      <text:p text:style-name="Horizontal_20_Line"/>
      <text:h text:style-name="Heading_20_3" text:outline-level="3"><text:span text:style-name="Strong_20_Emphasis">Slide 3: IoT Kavramı ve Mimarisi</text:span></text:h>
      <text:list text:style-name="L13">
        <text:list-item>
          <text:p text:style-name="P26"><text:span text:style-name="Strong_20_Emphasis">Ana Noktalar</text:span>:</text:p>
          <text:list>
            <text:list-item>
              <text:p text:style-name="P26">IoT'nin tanımı ve 1999'da Kevin Ashton tarafından tanıtılması.</text:p>
            </text:list-item>
            <text:list-item>
              <text:p text:style-name="P26">IoT mimarisinin genel görünümü: üç ve beş katmanlı modeller (fiziksel/algılama katmanı, ağ katmanı, vb.).</text:p>
            </text:list-item>
            <text:list-item>
              <text:p text:style-name="P26">Akıllı şehirler ve binalar için yaygın IoT mimarisi.</text:p>
            </text:list-item>
          </text:list>
        </text:list-item>
        <text:list-item>
          <text:p text:style-name="P25"><text:span text:style-name="Strong_20_Emphasis">Görsel</text:span>: Belgedeki Şekil 1 (Üç katmanlı ve Beş katmanlı IoT Mimarisi)​.</text:p>
        </text:list-item>
      </text:list>
      <text:p text:style-name="Horizontal_20_Line"/>
      <text:h text:style-name="Heading_20_3" text:outline-level="3"><text:span text:style-name="Strong_20_Emphasis">Slide 4: Akıllı Binalar ve Akıllı Şehirler</text:span></text:h>
      <text:list text:style-name="L14">
        <text:list-item>
          <text:p text:style-name="P28"><text:span text:style-name="Strong_20_Emphasis">Ana Noktalar</text:span>:</text:p>
          <text:list>
            <text:list-item>
              <text:p text:style-name="P28">Akıllı şehirlerde IoT: enerji kaynaklarının verimli yönetimi.</text:p>
            </text:list-item>
            <text:list-item>
              <text:p text:style-name="P28">Veri toplamak için birbirine bağlı sistemlerle donatılmış akıllı binalar.</text:p>
            </text:list-item>
            <text:list-item>
              <text:p text:style-name="P28">Enerji tüketimini azaltma ve verimliliği artırma potansiyeli.</text:p>
            </text:list-item>
          </text:list>
        </text:list-item>
        <text:list-item>
          <text:p text:style-name="P27"><text:span text:style-name="Strong_20_Emphasis">Görsel</text:span>: IoT cihazlarının birbirine bağlı olduğu bir akıllı şehir diyagramı.</text:p>
        </text:list-item>
      </text:list>
      <text:p text:style-name="Horizontal_20_Line"/>
      <text:h text:style-name="Heading_20_3" text:outline-level="3"><text:span text:style-name="Strong_20_Emphasis">Slide 5: Enerji Verimliliğinde IoT Uygulamaları</text:span></text:h>
      <text:list text:style-name="L15">
        <text:list-item>
          <text:p text:style-name="P30"><text:span text:style-name="Strong_20_Emphasis">Ana Noktalar</text:span>:</text:p>
          <text:list>
            <text:list-item>
              <text:p text:style-name="P30"><text:soft-page-break/>IoT'nin enerji kullanımının gerçek zamanlı izlenmesinde uygulamaları.</text:p>
            </text:list-item>
            <text:list-item>
              <text:p text:style-name="P30">Singapur'daki güneş enerjisi su ısıtma sistemlerinin elektrik tüketimini %32.9'a kadar azaltması.</text:p>
            </text:list-item>
            <text:list-item>
              <text:p text:style-name="P30">Ofis binalarında IoT teknolojileriyle enerji tüketimini %17.4 oranında azaltan sistemler.</text:p>
            </text:list-item>
          </text:list>
        </text:list-item>
        <text:list-item>
          <text:p text:style-name="P29"><text:span text:style-name="Strong_20_Emphasis">Görsel</text:span>: Belgedeki Şekil 6 (Singapur'daki IoT Güneş Enerjili Su Isıtma Sistemleri)​.</text:p>
        </text:list-item>
      </text:list>
      <text:p text:style-name="Horizontal_20_Line"/>
      <text:h text:style-name="Heading_20_3" text:outline-level="3"><text:span text:style-name="Strong_20_Emphasis">Slide 6: IoT Uygulamasındaki Zorluklar</text:span></text:h>
      <text:list text:style-name="L16">
        <text:list-item>
          <text:p text:style-name="P32"><text:span text:style-name="Strong_20_Emphasis">Ana Noktalar</text:span>:</text:p>
          <text:list>
            <text:list-item>
              <text:p text:style-name="P32">Ana zorluklar: Mimari, teknik karmaşıklık, donanım sınırlamaları, güvenlik ve gizlilik sorunları.</text:p>
            </text:list-item>
            <text:list-item>
              <text:p text:style-name="P32">5G akıllı binalarda IoT cihazlarıyla elektromanyetik radyasyon endişeleri.</text:p>
            </text:list-item>
            <text:list-item>
              <text:p text:style-name="P32">IoT cihazları, elektronik atık sorununa katkıda bulunuyor.</text:p>
            </text:list-item>
          </text:list>
        </text:list-item>
        <text:list-item>
          <text:p text:style-name="P31"><text:span text:style-name="Strong_20_Emphasis">Görsel</text:span>: IoT zorluklarını gösteren bir diyagram (mimari, güvenlik, gizlilik gibi simgeleri birleştirin).</text:p>
        </text:list-item>
      </text:list>
      <text:p text:style-name="Horizontal_20_Line"/>
      <text:h text:style-name="Heading_20_3" text:outline-level="3"><text:span text:style-name="Strong_20_Emphasis">Slide 7: Vaka İncelemesi - Akıllı Binalarda Enerji Yönetimi</text:span></text:h>
      <text:list text:style-name="L17">
        <text:list-item>
          <text:p text:style-name="P34"><text:span text:style-name="Strong_20_Emphasis">Ana Noktalar</text:span>:</text:p>
          <text:list>
            <text:list-item>
              <text:p text:style-name="P34">Ticari binalarda kişiselleştirilmiş enerji yönetimi için IoT kullanımı.</text:p>
            </text:list-item>
            <text:list-item>
              <text:p text:style-name="P34">Enerji tasarrufu için kullanıcı davranışlarını geri besleme döngüsü ile optimize etme (enerji tüketiminde %30'a kadar azalma).</text:p>
            </text:list-item>
            <text:list-item>
              <text:p text:style-name="P34">NILM tekniği ile bireysel cihazları izleyerek genel tüketimi azaltma.</text:p>
            </text:list-item>
          </text:list>
        </text:list-item>
        <text:list-item>
          <text:p text:style-name="P33"><text:span text:style-name="Strong_20_Emphasis">Görsel</text:span>: Belgedeki Şekil 7 (Akıllı bir binadaki veri türleri diyagramı)​.</text:p>
        </text:list-item>
      </text:list>
      <text:p text:style-name="Horizontal_20_Line"/>
      <text:h text:style-name="Heading_20_3" text:outline-level="3"><text:span text:style-name="Strong_20_Emphasis">Slide 8: Yapılı Çevrede IoT'nin Geleceği</text:span></text:h>
      <text:list text:style-name="L18">
        <text:list-item>
          <text:p text:style-name="P36"><text:span text:style-name="Strong_20_Emphasis">Ana Noktalar</text:span>:</text:p>
          <text:list>
            <text:list-item>
              <text:p text:style-name="P36">IoT’nin akıllı binalara entegrasyonu, enerji verimliliğini önemli ölçüde artıracak.</text:p>
            </text:list-item>
            <text:list-item>
              <text:p text:style-name="P36">Avrupa Birliği'nin Binaların Akıllılık Hazırlık Göstergesi (SRI) ile IoT'nin binalardaki yayılımının değerlendirilmesi.</text:p>
            </text:list-item>
            <text:list-item>
              <text:p text:style-name="P36">IoT cihazlarının bina tasarım aşamasında daha iyi anlaşılması ve konumlandırılması gerektiği.</text:p>
            </text:list-item>
          </text:list>
        </text:list-item>
        <text:list-item>
          <text:p text:style-name="P35"><text:span text:style-name="Strong_20_Emphasis">Görsel</text:span>: IoT sistemleriyle gelecek akıllı şehir tasviri.</text:p>
        </text:list-item>
      </text:list>
      <text:p text:style-name="Horizontal_20_Line"/>
      <text:h text:style-name="Heading_20_3" text:outline-level="3"><text:span text:style-name="Strong_20_Emphasis">Slide 9: Sonuç</text:span></text:h>
      <text:list text:style-name="L19">
        <text:list-item>
          <text:p text:style-name="P38"><text:span text:style-name="Strong_20_Emphasis">Ana Noktalar</text:span>:</text:p>
          <text:list>
            <text:list-item>
              <text:p text:style-name="P38">IoT, binalar ve şehirlerde enerji tasarrufu sağlama potansiyeline sahip.</text:p>
            </text:list-item>
            <text:list-item>
              <text:p text:style-name="P38">Teknik ve güvenlik gibi zorluklar devam ediyor, ancak akıllı sensörler ve SRI gibi çerçeveler gelecekteki gelişmelere yön verebilir.</text:p>
            </text:list-item>
            <text:list-item>
              <text:p text:style-name="P38"><text:soft-page-break/>Uzmanlar, IoT uygulamalarını enerji verimliliği için optimize etmek üzere bilgi boşluğunu doldurmalıdır.</text:p>
            </text:list-item>
          </text:list>
        </text:list-item>
        <text:list-item>
          <text:p text:style-name="P37"><text:span text:style-name="Strong_20_Emphasis">Görsel</text:span>: Belgedeki enerji tasarrufu özetini gösteren grafik veya tablo.</text:p>
        </text:list-item>
      </text:list>
      <text:p text:style-name="Horizontal_20_Line"/>
      <text:h text:style-name="Heading_20_3" text:outline-level="3"><text:span text:style-name="Strong_20_Emphasis">Slide 10: Referanslar</text:span></text:h>
      <text:list text:style-name="L20">
        <text:list-item>
          <text:p text:style-name="P40"><text:span text:style-name="Strong_20_Emphasis">Ana Noktalar</text:span>:</text:p>
          <text:list>
            <text:list-item>
              <text:p text:style-name="P40">MDPI’nin <text:span text:style-name="Emphasis">Energies</text:span> dergisindeki makalenin alıntısı ve diğer önemli referanslar.</text:p>
            </text:list-item>
          </text:list>
        </text:list-item>
        <text:list-item>
          <text:p text:style-name="P39"><text:span text:style-name="Strong_20_Emphasis">Görsel</text:span>: Akademik stil arka plan veya yayın dergisi logosu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3:30:46.675000000</meta:creation-date>
    <dc:date>2024-10-16T23:58:05.785000000</dc:date>
    <meta:editing-duration>PT28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114" meta:word-count="1057" meta:character-count="7101" meta:non-whitespace-character-count="6240"/>
  </office:meta>
</office:document-meta>
</file>